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8</text:p>
      <text:p text:style-name="Standard">Today is the first day of the second week of development. Honestly, I think these burnout periods I am experiencing are actually helpful, as it spans out more time for me to implent and think of new ideas and ways to shape SNU into the way I want it to be</text:p>
      <text:p text:style-name="Standard">This is just the very tip of the iceberg, but this site has so much potential</text:p>
      <text:p text:style-name="Standard">Today, I worked on hyperlinks through multiple files and setting up "index bases" in the SNU 2 folders so SNU 3 can have easy access to the legacy version</text:p>
      <text:p text:style-name="Standard">Sean Patrick Myrick on February 7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07:17.300000000</meta:creation-date>
    <dc:date>2019-02-11T12:07:32.465000000</dc:date>
    <meta:editing-duration>PT15S</meta:editing-duration>
    <meta:editing-cycles>1</meta:editing-cycles>
    <meta:document-statistic meta:table-count="0" meta:image-count="0" meta:object-count="0" meta:page-count="1" meta:paragraph-count="5" meta:word-count="109" meta:character-count="553" meta:non-whitespace-character-count="449"/>
    <meta:generator>LibreOffice/6.1.2.1$Windows_X86_64 LibreOffice_project/65905a128db06ba48db947242809d14d3f9a93fe</meta:generator>
  </office:meta>
</office:document-meta>
</file>